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paragraph-rsid="0150de91"/>
    </style:style>
    <style:style style:name="P22" style:family="paragraph" style:parent-style-name="Text_20_body" style:list-style-name="L1">
      <style:text-properties officeooo:paragraph-rsid="01538dce"/>
    </style:style>
    <style:style style:name="P23" style:family="paragraph" style:parent-style-name="Text_20_body" style:list-style-name="L1">
      <style:text-properties officeooo:paragraph-rsid="01564e1c"/>
    </style:style>
    <style:style style:name="P24" style:family="paragraph" style:parent-style-name="Text_20_body" style:list-style-name="L1">
      <style:text-properties officeooo:paragraph-rsid="01683aa5"/>
    </style:style>
    <style:style style:name="P25" style:family="paragraph" style:parent-style-name="Text_20_body" style:list-style-name="L1">
      <style:text-properties officeooo:paragraph-rsid="016d1926"/>
    </style:style>
    <style:style style:name="P26" style:family="paragraph" style:parent-style-name="Text_20_body" style:list-style-name="L1">
      <style:text-properties officeooo:paragraph-rsid="016f29e0"/>
    </style:style>
    <style:style style:name="P27" style:family="paragraph" style:parent-style-name="Text_20_body" style:list-style-name="L1">
      <style:text-properties fo:color="#000000" style:font-name="Times New Roman" fo:language="en" fo:country="US" officeooo:rsid="014d625c" officeooo:paragraph-rsid="017565ad" style:font-name-complex="Arial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14d625c" officeooo:paragraph-rsid="01765b85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14d625c" officeooo:paragraph-rsid="0177bdcf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14be64c" officeooo:paragraph-rsid="016f7f29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14be64c" officeooo:paragraph-rsid="01723a43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14be64c" officeooo:paragraph-rsid="01725c5b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14be64c" officeooo:paragraph-rsid="0175e2ce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30c83d" style:font-size-asian="11pt" style:font-size-complex="11pt"/>
    </style:style>
    <style:style style:name="T7" style:family="text">
      <style:text-properties fo:font-size="11pt" officeooo:rsid="01505549" style:font-size-asian="11pt" style:font-size-complex="11pt"/>
    </style:style>
    <style:style style:name="T8" style:family="text">
      <style:text-properties fo:font-size="11pt" officeooo:rsid="0150ce30" style:font-size-asian="11pt" style:font-size-complex="11pt"/>
    </style:style>
    <style:style style:name="T9" style:family="text">
      <style:text-properties officeooo:rsid="007fae8d"/>
    </style:style>
    <style:style style:name="T10" style:family="text">
      <style:text-properties officeooo:rsid="008161ea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86c60b"/>
    </style:style>
    <style:style style:name="T13" style:family="text">
      <style:text-properties officeooo:rsid="014ea591"/>
    </style:style>
    <style:style style:name="T14" style:family="text">
      <style:text-properties officeooo:rsid="0150de91"/>
    </style:style>
    <style:style style:name="T15" style:family="text">
      <style:text-properties officeooo:rsid="0151abd0"/>
    </style:style>
    <style:style style:name="T16" style:family="text">
      <style:text-properties officeooo:rsid="01525c1e"/>
    </style:style>
    <style:style style:name="T17" style:family="text">
      <style:text-properties officeooo:rsid="01538dce"/>
    </style:style>
    <style:style style:name="T18" style:family="text">
      <style:text-properties officeooo:rsid="01548616"/>
    </style:style>
    <style:style style:name="T19" style:family="text">
      <style:text-properties officeooo:rsid="0155172e"/>
    </style:style>
    <style:style style:name="T20" style:family="text">
      <style:text-properties officeooo:rsid="01564e1c"/>
    </style:style>
    <style:style style:name="T21" style:family="text">
      <style:text-properties officeooo:rsid="0156775b"/>
    </style:style>
    <style:style style:name="T22" style:family="text">
      <style:text-properties officeooo:rsid="01585998"/>
    </style:style>
    <style:style style:name="T23" style:family="text">
      <style:text-properties officeooo:rsid="015b488e"/>
    </style:style>
    <style:style style:name="T24" style:family="text">
      <style:text-properties officeooo:rsid="015cfb28"/>
    </style:style>
    <style:style style:name="T25" style:family="text">
      <style:text-properties officeooo:rsid="015d7bf4"/>
    </style:style>
    <style:style style:name="T26" style:family="text">
      <style:text-properties officeooo:rsid="015e44e6"/>
    </style:style>
    <style:style style:name="T27" style:family="text">
      <style:text-properties officeooo:rsid="01601194"/>
    </style:style>
    <style:style style:name="T28" style:family="text">
      <style:text-properties officeooo:rsid="0161da36"/>
    </style:style>
    <style:style style:name="T29" style:family="text">
      <style:text-properties officeooo:rsid="0164b6f3"/>
    </style:style>
    <style:style style:name="T30" style:family="text">
      <style:text-properties officeooo:rsid="0165701a"/>
    </style:style>
    <style:style style:name="T31" style:family="text">
      <style:text-properties officeooo:rsid="01667195"/>
    </style:style>
    <style:style style:name="T32" style:family="text">
      <style:text-properties officeooo:rsid="0166fed3"/>
    </style:style>
    <style:style style:name="T33" style:family="text">
      <style:text-properties officeooo:rsid="0167c522"/>
    </style:style>
    <style:style style:name="T34" style:family="text">
      <style:text-properties officeooo:rsid="0169dfd5"/>
    </style:style>
    <style:style style:name="T35" style:family="text">
      <style:text-properties officeooo:rsid="016b95bd"/>
    </style:style>
    <style:style style:name="T36" style:family="text">
      <style:text-properties officeooo:rsid="016cccb3"/>
    </style:style>
    <style:style style:name="T37" style:family="text">
      <style:text-properties officeooo:rsid="016ef8d6"/>
    </style:style>
    <style:style style:name="T38" style:family="text">
      <style:text-properties officeooo:rsid="016f29e0"/>
    </style:style>
    <style:style style:name="T39" style:family="text">
      <style:text-properties officeooo:rsid="016f7f29"/>
    </style:style>
    <style:style style:name="T40" style:family="text">
      <style:text-properties officeooo:rsid="0170ef9c"/>
    </style:style>
    <style:style style:name="T41" style:family="text">
      <style:text-properties officeooo:rsid="01723a43"/>
    </style:style>
    <style:style style:name="T42" style:family="text">
      <style:text-properties officeooo:rsid="01725c5b"/>
    </style:style>
    <style:style style:name="T43" style:family="text">
      <style:text-properties officeooo:rsid="0172bc73"/>
    </style:style>
    <style:style style:name="T44" style:family="text">
      <style:text-properties officeooo:rsid="017565ad"/>
    </style:style>
    <style:style style:name="T45" style:family="text">
      <style:text-properties officeooo:rsid="0175e2ce"/>
    </style:style>
    <style:style style:name="T46" style:family="text">
      <style:text-properties officeooo:rsid="01765b85"/>
    </style:style>
    <style:style style:name="T47" style:family="text">
      <style:text-properties officeooo:rsid="0177bdcf"/>
    </style:style>
    <style:style style:name="T48" style:family="text">
      <style:text-properties officeooo:rsid="0177d85a"/>
    </style:style>
    <style:style style:name="T49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9">emo</text:span> </text:p>
      <text:p text:style-name="P4"/>
      <text:p text:style-name="P6">Dependency analysis for Kactus2</text:p>
      <text:p text:style-name="P15"/>
      <text:p text:style-name="P5"><text:span text:style-name="T9">Team</text:span><text:span text:style-name="T2"> meeting</text:span> </text:p>
      <text:p text:style-name="P5">Date: <text:span text:style-name="T7">9.1.2013</text:span><text:span text:style-name="T3"> </text:span><text:span text:style-name="T7">12:30 – 13:30</text:span><text:span text:style-name="T3"> </text:span></text:p>
      <text:p text:style-name="P7"><text:span text:style-name="T11">Number of meeting:</text:span> <text:span text:style-name="T10">team</text:span><text:span text:style-name="T2"> meeting </text:span><text:span text:style-name="T13">1</text:span><text:span text:style-name="T2">/201</text:span><text:span text:style-name="T13">3</text:span></text:p>
      <text:p text:style-name="P5">Place: Tampere University of Technology<text:span text:style-name="T3">, Korkeakoulunkatu 1, </text:span><text:span text:style-name="T4">room T</text:span><text:span text:style-name="T5">B2</text:span><text:span text:style-name="T6">0</text:span><text:span text:style-name="T8">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2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2612312" text:style-name="L1">
        <text:list-item>
          <text:p text:style-name="P21"><text:span text:style-name="T14">Joni-Matti has been sick, so the architectur</text:span><text:span text:style-name="T15">al design has been delayed a bit. </text:span><text:span text:style-name="T16">Work on </text:span><text:span text:style-name="T19">that part of t</text:span><text:span text:style-name="T16">echnical specification can start properly later this week.</text:span></text:p>
        </text:list-item>
        <text:list-item>
          <text:p text:style-name="P22"><text:span text:style-name="T17">Joni-Matti </text:span><text:span text:style-name="T18">will</text:span><text:span text:style-name="T17"> handle the next monthly report later this week, too.</text:span></text:p>
        </text:list-item>
        <text:list-item>
          <text:p text:style-name="P23"><text:span text:style-name="T20">Reviewed the parts of technical specification currently done. </text:span><text:span text:style-name="T21">S</text:span><text:span text:style-name="T43">ome</text:span><text:span text:style-name="T21"> parts done, everyone still has parts assigned and knows what to do. </text:span><text:span text:style-name="T22">This week will still focus on the technical specification, and the actual implementation can start next week.</text:span></text:p>
        </text:list-item>
        <text:list-item>
          <text:p text:style-name="P24"><text:span text:style-name="T23">Reviewing current architecture design by Joni-Matti:<text:line-break/>- </text:span><text:span text:style-name="T24">Should folders be used in the data model? This would make implementation more simple, so its something to be considered.<text:line-break/>- </text:span><text:span text:style-name="T25">Should dependencies deleted since the last scan </text:span><text:span text:style-name="T26">be stored separately or kept in the same data structure as current </text:span><text:span text:style-name="T27">dependencies but just </text:span><text:span text:style-name="T28">marked somehow? Th</text:span><text:span text:style-name="T29">e latter</text:span><text:span text:style-name="T28"> seems to be the simpler and safer option, and we'll go with it at least for now. </text:span><text:span text:style-name="T30">No obvious problems in this approach.</text:span><text:span text:style-name="T28"><text:line-break/></text:span><text:span text:style-name="T29">- </text:span><text:span text:style-name="T31">Since we </text:span><text:span text:style-name="T32">don't fully know the possibilities of Qt, the graph widget can't really be fully </text:span><text:span text:style-name="T33">specified before starting implementation. So basic specification and then refining that when we see what's actually possible.</text:span></text:p>
        </text:list-item>
        <text:list-item>
          <text:p text:style-name="P25"><text:span text:style-name="T35">Some problematic scenarios discussed with e</text:span><text:span text:style-name="T34">arlier feature suggestion of combining </text:span><text:span text:style-name="T35">dependencies on folder level if all files in the folder are dependant on a specific file (manual dependencies, deleted/new dependencies etc.). </text:span><text:span text:style-name="T36">As the feature is more of a “nice to have”, it could be moved to further development instead of being implemented now.</text:span></text:p>
        </text:list-item>
        <text:list-item>
          <text:p text:style-name="P26"><text:span text:style-name="T37">Project plan should have hardware and software leasing in the budget section. Mikko will write this based on Joni-Matti's experience of the prices.</text:span></text:p>
        </text:list-item>
        <text:list-item>
          <text:p text:style-name="P26"><text:span text:style-name="T38">Team will try to arrange meeting with the assistant next week.</text:span></text:p>
        </text:list-item>
        <text:list-item>
          <text:p text:style-name="P26"><text:span text:style-name="T38">Next team meeting on next Wednesday at 12:30, as usual.</text:span><text:span text:style-name="T28"><text:line-break/></text:span></text:p>
        </text:list-item>
      </text:list>
      <text:p text:style-name="P18"/>
      <text:p text:style-name="P10"><text:soft-page-break/>Decisions made</text:p>
      <text:p text:style-name="P13"/>
      <text:list xml:id="list43174340" text:continue-list="list42612312" text:style-name="L1">
        <text:list-item text:start-value="1">
          <text:p text:style-name="P29"><text:span text:style-name="T48">Fo</text:span><text:span text:style-name="T47">lders used in the </text:span><text:span text:style-name="T48">dependency</text:span><text:span text:style-name="T47"> data model.</text:span></text:p>
        </text:list-item>
        <text:list-item>
          <text:p text:style-name="P28"><text:span text:style-name="T46">Deleted dependencies to be kept in the normal data structure, just separated out with a variable.</text:span></text:p>
        </text:list-item>
        <text:list-item>
          <text:p text:style-name="P27"><text:span text:style-name="T44">Combining dependencies on folder level to be moved to further improvements.</text:span></text:p>
        </text:list-item>
      </text:list>
      <text:p text:style-name="P19"/>
      <text:p text:style-name="P11">Actions to follow</text:p>
      <text:p text:style-name="P14"/>
      <text:list xml:id="list43184104" text:continue-list="list43174340" text:style-name="L1">
        <text:list-item text:start-value="1">
          <text:p text:style-name="P30"><text:span text:style-name="T39">Monthly report for December to be finished </text:span><text:span text:style-name="T42">by Joni-Matti</text:span><text:span text:style-name="T39">.</text:span></text:p>
        </text:list-item>
        <text:list-item>
          <text:p text:style-name="P32"><text:span text:style-name="T40">Architectural specification to be finished</text:span><text:span text:style-name="T39"> </text:span><text:span text:style-name="T42">by Joni-Matti</text:span><text:span text:style-name="T40">.</text:span></text:p>
        </text:list-item>
        <text:list-item>
          <text:p text:style-name="P31"><text:span text:style-name="T41">Work will continue on the technical specification.</text:span></text:p>
        </text:list-item>
        <text:list-item>
          <text:p text:style-name="P33"><text:span text:style-name="T45">Trying to arrange an assistant meeting next wee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2-11T23:04:33.85</dc:date>
    <meta:editing-cycles>372</meta:editing-cycles>
    <meta:editing-duration>PT4H42M59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30" meta:word-count="417" meta:character-count="2600" meta:non-whitespace-character-count="2219"/>
    <meta:user-defined meta:name="Info 1"/>
    <meta:user-defined meta:name="Info 2"/>
    <meta:user-defined meta:name="Info 3"/>
    <meta:user-defined meta:name="Info 4"/>
  </office:meta>
</office:document-meta>
</file>